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dc62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14dc62" style:font-weight-asian="bold" style:font-weight-complex="bold"/>
    </style:style>
    <style:style style:name="T1" style:family="text">
      <style:text-properties officeooo:rsid="0014dc62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620f0" fo:background-color="#fff200" loext:char-shading-value="0"/>
    </style:style>
    <style:style style:name="T5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2556996" text:style-name="L1">
        <text:list-item>
          <text:p text:style-name="P4"><text:span text:style-name="T1">Á</text:span>mbito de actuación dun virus informático é:</text:p>
        </text:list-item>
      </text:list>
      <text:p text:style-name="Standard"><text:tab/>a) Datos e correo electrónico.</text:p>
      <text:p text:style-name="Standard"><text:tab/>b) Aínda que nun principio unicamente actuaban sobre software, xa existen virus que o fan <text:tab/>sobre hardware.</text:p>
      <text:p text:style-name="Standard"><text:tab/>c) Soamente sobre software.</text:p>
      <text:p text:style-name="P1"><text:tab/><text:span text:style-name="T3">d) Sobre o sistema operativo, desestabilizándoo e xerando erros de tipo xeral.</text:span></text:p>
      <text:p text:style-name="P1"/>
      <text:list xml:id="list140002399546998" text:continue-numbering="true" text:style-name="L1">
        <text:list-item>
          <text:p text:style-name="P5">Os desarrolladores de virus son:</text:p>
        </text:list-item>
      </text:list>
      <text:p text:style-name="P1"><text:tab/>a) As propias empresas de software, dado que sen virus non existirían programas antivirus.</text:p>
      <text:p text:style-name="Standard"><text:tab/>b) Estudantes que queren deixar constancia do que son capaces de facer.</text:p>
      <text:p text:style-name="Standard"><text:tab/>c) Traballadores despedidos que queren danar a empresa que os despediu.</text:p>
      <text:p text:style-name="Standard"><text:tab/><text:span text:style-name="T3">d) Non hai unha orixe clara dada a ilegalidade da autoría.</text:span></text:p>
      <text:p text:style-name="Standard"/>
      <text:list xml:id="list140002518686207" text:continue-numbering="true" text:style-name="L1">
        <text:list-item>
          <text:p text:style-name="P4">Un virus bomba lóxica recibe o seu nome debido a que:</text:p>
        </text:list-item>
      </text:list>
      <text:p text:style-name="Standard"><text:tab/><text:span text:style-name="T3">a) Cando entra no sistema elimina gran parte do sistema operativo a semellanza</text:span></text:p>
      <text:p text:style-name="P2"><text:span text:style-name="T5"><text:tab/></text:span>dunha explosión dunha bomba real.</text:p>
      <text:p text:style-name="Standard"><text:tab/>b) Unha vez infectada a máquina e actuando o virus, é imposible recuperar a mesma.</text:p>
      <text:p text:style-name="Standard"><text:tab/>c) Mingua as prestacións do sistema saturándolle, de modo que sexa imposible</text:p>
      <text:p text:style-name="Standard"><text:tab/>continuar traballan</text:p>
      <text:p text:style-name="Standard"><text:tab/>d) Actívase ao alcanzar unha data determinada, non facendo nada até a mesma.</text:p>
      <text:p text:style-name="Standard"/>
      <text:list xml:id="list140004048593043" text:continue-numbering="true" text:style-name="L1">
        <text:list-item>
          <text:p text:style-name="P4">Un Spyware é:</text:p>
        </text:list-item>
      </text:list>
      <text:p text:style-name="Standard"><text:tab/>a) Un virus similar aos troyanos que permiten controlar remotamente a máquina</text:p>
      <text:p text:style-name="Standard"><text:tab/>infectada.</text:p>
      <text:p text:style-name="Standard"><text:tab/><text:span text:style-name="T3">b) Un tipo de virus que envía a un lugar concreto informaci</text:span><text:span text:style-name="T4">ó</text:span><text:span text:style-name="T3">n sobre o Sistema</text:span></text:p>
      <text:p text:style-name="P2"><text:span text:style-name="T5"><text:tab/></text:span>operativo, IPs, paxinas visitadas, do equipo infectado.</text:p>
      <text:p text:style-name="Standard"><text:tab/>c) A casuistica empresarial do sector.</text:p>
      <text:p text:style-name="Standard"><text:tab/>d) Case sempre, avances procentes da Universidade.</text:p>
      <text:p text:style-name="Standard"/>
      <text:list xml:id="list140002368445531" text:continue-numbering="true" text:style-name="L1">
        <text:list-item>
          <text:p text:style-name="P4">As ferramentas ofimáticas mais comúns son:</text:p>
        </text:list-item>
      </text:list>
      <text:p text:style-name="Standard"><text:tab/>a) Un procesador de textos e unha aplicaci6n de gravación de CD e DVD.</text:p>
      <text:p text:style-name="Standard"><text:tab/>b) Unha folla de cálculo, un procesador de textos e un antivirus.</text:p>
      <text:p text:style-name="Standard"><text:tab/>c) Un procesador de textos, unha folla de cálculo, un xestor de bases de datos e un</text:p>
      <text:p text:style-name="Standard"><text:tab/>antivirus.</text:p>
      <text:p text:style-name="Standard"><text:tab/><text:span text:style-name="T3">d) Un procesador de textos, unha folla de cálculo, un xestor de bases de datos e un</text:span></text:p>
      <text:p text:style-name="P2"><text:span text:style-name="T5"><text:tab/></text:span>programa de deseño de presentacións.</text:p>
      <text:p text:style-name="Standard"/>
      <text:list xml:id="list140002279289275" text:continue-numbering="true" text:style-name="L1">
        <text:list-item>
          <text:p text:style-name="P4">Como se poden eliminar completamente as entradas orfas que deixan algúns</text:p>
        </text:list-item>
      </text:list>
      <text:p text:style-name="P3"><text:tab/>programas ao ser desinstalados?</text:p>
      <text:p text:style-name="Standard"><text:tab/><text:span text:style-name="T3">a) Manualmente a través do comando regedit ou mediante aplicacións limpadoras de</text:span></text:p>
      <text:p text:style-name="P2"><text:span text:style-name="T5"><text:tab/></text:span>rexistro.</text:p>
      <text:p text:style-name="Standard"><text:tab/>b) Eliminando completamente o directorio do programa.</text:p>
      <text:p text:style-name="Standard"><text:tab/>c) Eliminando completamente o directorio do programa en modo proba de fallos.</text:p>
      <text:p text:style-name="Standard"><text:tab/>d) Sempre co comando de sistema regedit e nunca mediante aplicacións limpadoras</text:p>
      <text:p text:style-name="Standard"><text:tab/>de rexis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3:48:47.464000000</meta:creation-date>
    <dc:date>2020-10-08T14:00:01.325000000</dc:date>
    <meta:editing-duration>PT11M14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39" meta:word-count="359" meta:character-count="2191" meta:non-whitespace-character-count="1843"/>
  </office:meta>
</office:document-meta>
</file>